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9"/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Client<text:tab/><text:tab/>Une équipe projet</text:p>
      <text:p text:style-name="Standard">Des objectifs<text:tab/><text:tab/>Des méthodes<text:tab/><text:tab/><text:tab/>--------</text:p>
      <text:p text:style-name="Standard">Des moyens<text:tab/><text:tab/>Des outils<text:tab/><text:tab/><text:tab/>-------- Un produit</text:p>
      <text:p text:style-name="Standard">Des contraintes<text:tab/>Une organisation</text:p>
      <text:p text:style-name="Standard"/>
      <text:p text:style-name="Standard"/>
      <text:p text:style-name="Standard">Typologie des projets informatique</text:p>
      <text:p text:style-name="Standard"/>
      <text:list xml:id="list1311169448" text:style-name="L3">
        <text:list-item>
          <text:p text:style-name="P2">Mise ne place d'un système informatique</text:p>
        </text:list-item>
        <text:list-item>
          <text:p text:style-name="P2">Amélioration, optimisation d'un système existant</text:p>
        </text:list-item>
      </text:list>
      <text:list xml:id="list319135580" text:style-name="L2">
        <text:list-item>
          <text:p text:style-name="P1">Réponse à une contrainte externe (adaptation)</text:p>
        </text:list-item>
      </text:list>
      <text:p text:style-name="Standard"/>
      <text:p text:style-name="Standard"/>
      <text:p text:style-name="P3">Cycle de vie du projet</text:p>
      <text:p text:style-name="P3"/>
      <text:p text:style-name="P4"/>
      <text:p text:style-name="P4">-Cadrage</text:p>
      <text:p text:style-name="P4">-Etude préalable ( Etude d'opportunité , étude de faisabilité ) environ 10 à 15% du temps</text:p>
      <text:p text:style-name="P4"><text:tab/>→ étude de l'existant</text:p>
      <text:p text:style-name="P4"><text:tab/><text:tab/><text:tab/>→ <text:span text:style-name="T1">observation</text:span> : </text:p>
      <text:p text:style-name="P4"><text:tab/><text:tab/><text:tab/>→ Entretiens<text:tab/><text:tab/>→ Réparer un questionnaire (guide d'entretien)</text:p>
      <text:p text:style-name="P4"><text:tab/><text:tab/><text:tab/><text:tab/><text:tab/><text:tab/>→ Animation</text:p>
      <text:p text:style-name="P4"><text:tab/><text:tab/><text:tab/><text:tab/><text:tab/><text:tab/>→ Restitution (Compte-rendu)</text:p>
      <text:p text:style-name="P4"><text:tab/><text:tab/><text:tab/>→ Enquête : les avantages du questionnaire</text:p>
      <text:p text:style-name="P4"><text:tab/><text:tab/><text:tab/><text:tab/>→ Orienté (objectifs)</text:p>
      <text:p text:style-name="P4"><text:tab/><text:tab/><text:tab/><text:tab/>→ facile à prendre en charge par les destinataires</text:p>
      <text:p text:style-name="P4"><text:tab/><text:tab/><text:tab/><text:tab/> <text:s text:c="9"/>les inconvénients du questionnaire</text:p>
      <text:p text:style-name="P4"><text:tab/><text:tab/><text:tab/><text:tab/>→ Réponses limitées</text:p>
      <text:p text:style-name="P4"><text:tab/><text:tab/><text:tab/><text:tab/>→ Réponses sont inexploitables</text:p>
      <text:p text:style-name="P4"/>
      <text:p text:style-name="P4"><text:span text:style-name="T1">Formes du questionnaire</text:span> :</text:p>
      <text:p text:style-name="P4"/>
      <text:p text:style-name="P4"><draw:rect text:anchor-type="paragraph" draw:z-index="0" draw:style-name="gr1" draw:text-style-name="P11" svg:width="7.224cm" svg:height="10.055cm" svg:x="9.592cm" svg:y="0.109cm"><text:p text:style-name="P9"><text:span text:style-name="T2">Administré</text:span></text:p><text:p text:style-name="P10"><text:span text:style-name="T1"/></text:p><text:p text:style-name="P10"><text:span text:style-name="T6">→ </text:span><text:span text:style-name="T6">Assistance pour remplir le questionnaire</text:span></text:p><text:p text:style-name="P10"><text:span text:style-name="T6"/></text:p><text:p text:style-name="P10"><text:span text:style-name="T1">Avantages</text:span><text:span text:style-name="T6"> :</text:span></text:p><text:p text:style-name="P10"><text:span text:style-name="T6">- réponses plus pertinentes</text:span></text:p><text:p text:style-name="P10"><text:span text:style-name="T6">- questions sont mieux cadrées/orientées</text:span></text:p><text:p text:style-name="P10"><text:span text:style-name="T6"/></text:p><text:p text:style-name="P10"><text:span text:style-name="T1">Limites</text:span><text:span text:style-name="T6"> :</text:span></text:p><text:p text:style-name="P10"><text:span text:style-name="T6">- gain de temps</text:span></text:p><text:p text:style-name="P10"><text:span text:style-name="T6">- coûteux</text:span></text:p><text:p text:style-name="P10"><text:span text:style-name="T6"/></text:p></draw:rect><draw:rect text:anchor-type="paragraph" draw:z-index="1" draw:style-name="gr1" draw:text-style-name="P9" svg:width="7.568cm" svg:height="10.134cm" svg:x="0.332cm" svg:y="0.083cm"><text:p text:style-name="P9"><text:span text:style-name="T2">Auto-administré</text:span></text:p><text:p text:style-name="P9"/><text:p text:style-name="P10">Il est pris en charge par les destinataires</text:p><text:p text:style-name="P10">Sans intervention de l'équipe de projet</text:p><text:p text:style-name="P10"/><text:p text:style-name="P10"><text:span text:style-name="T1">Avantages</text:span> :</text:p><text:p text:style-name="P10">- gain de temps</text:p><text:p text:style-name="P10">- large public</text:p><text:p text:style-name="P10">- économique</text:p><text:p text:style-name="P10"/><text:p text:style-name="P10"><text:span text:style-name="T1">Limites</text:span> :</text:p><text:p text:style-name="P10">- qualité des réponses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Les Entretiens</text:span> :</text:p>
      <text:p text:style-name="Standard"/>
      <text:p text:style-name="Standard"><text:span text:style-name="T1">Non-directif</text:span> : Le thème est lancé : </text:p>
      <text:p text:style-name="Standard"><text:tab/><text:tab/><text:tab/>l'interlocuteur présente ses arguments selon un ordre qu'il souhaite</text:p>
      <text:p text:style-name="Standard"/>
      <text:p text:style-name="Standard"><text:span text:style-name="T1">Directif</text:span> : </text:p>
      <text:p text:style-name="Standard"><text:tab/><text:tab/>Un ordre est imposé par la personne qui à initié l'entretien</text:p>
      <text:p text:style-name="Standard"/>
      <text:p text:style-name="Standard"><text:span text:style-name="T1">Semi-directif</text:span> :</text:p>
      <text:p text:style-name="Standard"><text:tab/><text:tab/>50 % de questions et 50 % de réponses</text:p>
      <text:p text:style-name="Standard"/>
      <text:p text:style-name="Standard"/>
      <text:p text:style-name="Standard"/>
      <text:p text:style-name="Standard"/>
      <text:p text:style-name="Standard"><text:span text:style-name="T3">Arbre heuristique</text:span> :</text:p>
      <text:p text:style-name="Standard"/>
      <text:p text:style-name="Standard">(Freemind)</text:p>
      <text:p text:style-name="Standard">→ FAITS (objectifs)</text:p>
      <text:p text:style-name="Standard">→ OPINIONS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Étude préalable</text:span> :</text:p>
      <text:p text:style-name="Standard"/>
      <text:p text:style-name="Standard">Elle se termine par un RAPPORT DE DIAGNOSTIC</text:p>
      <text:p text:style-name="Standard">le rapport met en évidence : les forces et les faiblesses</text:p>
      <text:p text:style-name="Standard">Pour le présenter, 3 axes : </text:p>
      <text:p text:style-name="Standard"><text:tab/><text:tab/>→ l'organisation → +</text:p>
      <text:p text:style-name="Standard"><text:tab/><text:tab/><text:tab/><text:tab/> <text:s text:c="3"/>→ -</text:p>
      <text:p text:style-name="Standard"><text:tab/><text:tab/>→ la partie technique → +</text:p>
      <text:p text:style-name="Standard"><text:tab/><text:tab/><text:tab/><text:tab/><text:tab/>→ -</text:p>
      <text:p text:style-name="Standard"><text:tab/><text:tab/>→ la partie relative aux ressources humaines → + motivations des personnes</text:p>
      <text:p text:style-name="Standard"><text:tab/><text:tab/><text:tab/><text:tab/><text:tab/><text:tab/><text:tab/><text:tab/> <text:s/>→ -</text:p>
      <text:p text:style-name="Standard"/>
      <text:list xml:id="list2082715068" text:style-name="L7">
        <text:list-header>
          <text:p text:style-name="P5">+ → ATOUT</text:p>
          <text:p text:style-name="P5">- <text:s/>→ FAIBLESSES</text:p>
        </text:list-header>
      </text:list>
      <text:p text:style-name="Standard"/>
      <text:p text:style-name="Standard"/>
      <text:p text:style-name="Standard">Le rapport se termine par l'ébauche de scénario d'amélioration.</text:p>
      <text:p text:style-name="Standard">→ Ces scénarios présentent des orientations sur 3 axes :</text:p>
      <text:list xml:id="list1774088011" text:style-name="L8">
        <text:list-item>
          <text:list>
            <text:list-item>
              <text:list>
                <text:list-item>
                  <text:list>
                    <text:list-item>
                      <text:p text:style-name="P6">organisationnel</text:p>
                    </text:list-item>
                    <text:list-item>
                      <text:p text:style-name="P6">en terme de gestion</text:p>
                    </text:list-item>
                    <text:list-item>
                      <text:p text:style-name="P6">en terme techniqu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→ Il faut que la maîtrise d'ouvrage valide, et se prononce sur le résultat de rapport. Il faut presenter les résultats.</text:p>
      <text:p text:style-name="Standard">→ 3 réponses → OK pour le scénario 1</text:p>
      <text:p text:style-name="Standard">(Moa +<text:tab/><text:tab/>→ NON, revoir vos propositions</text:p>
      <text:p text:style-name="Standard">Copil)<text:tab/><text:tab/><text:tab/>→ NON la maîtrise d'ouvrage prend conscience des enjeux et risques et coût <text:soft-page-break/>donc bouleversement et peut reporter la mise en œuvre.</text:p>
      <text:p text:style-name="Standard"/>
      <text:p text:style-name="Standard"/>
      <text:p text:style-name="Standard"/>
      <text:p text:style-name="P7">Étude détaillée <text:span text:style-name="T5">:</text:span></text:p>
      <text:p text:style-name="P7"><text:span text:style-name="T5"/></text:p>
      <text:p text:style-name="P7"><text:span text:style-name="T5"/></text:p>
      <text:list xml:id="list1411665405" text:style-name="L9">
        <text:list-item>
          <text:p text:style-name="P8">Présentation des solutions</text:p>
        </text:list-item>
        <text:list-item>
          <text:p text:style-name="P8">Dossier de choix : Pour chaque solution mettre en évidence</text:p>
          <text:list>
            <text:list-header>
              <text:p text:style-name="P8">→ Les avantages</text:p>
              <text:p text:style-name="P8">→ Les inconvénients</text:p>
            </text:list-header>
          </text:list>
        </text:list-item>
      </text:list>
      <text:p text:style-name="Standard">→ Mettre en AVANT la solution qui vous apparaît ADAPT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5:57:02</meta:creation-date>
    <dc:date>2012-10-05T15:22:21</dc:date>
    <dc:creator>Compte etudiant</dc:creator>
    <meta:editing-duration>PT1H18M4S</meta:editing-duration>
    <meta:editing-cycles>49</meta:editing-cycles>
    <meta:generator>LibreOffice/3.5$Linux_x86 LibreOffice_project/350m1$Build-2</meta:generator>
    <meta:document-statistic meta:table-count="0" meta:image-count="0" meta:object-count="0" meta:page-count="3" meta:paragraph-count="61" meta:word-count="363" meta:character-count="2175" meta:non-whitespace-character-count="1781"/>
  </office:meta>
</office:document-meta>
</file>